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5983b0" draw:marker-start="" draw:marker-start-width="0.321cm" draw:marker-end-width="0.321cm" draw:fill-color="#ffffff" draw:textarea-horizontal-align="justify" draw:textarea-vertical-align="middle" draw:auto-grow-height="false" fo:min-height="16.932cm" fo:min-width="17.215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1.419cm" fo:min-width="1.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2.9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0.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0.9cm"/>
    </style:style>
    <style:style style:name="gr10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0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8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95cm" svg:height="17.262cm" svg:x="1.547cm" svg:y="3.43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47cm" svg:y1="12.115cm" svg:x2="19.342cm" svg:y2="12.115cm">
          <text:p/>
        </draw:line>
        <draw:line draw:style-name="gr2" draw:text-style-name="P2" draw:layer="layout" svg:x1="10.5cm" svg:y1="20.693cm" svg:x2="10.499cm" svg:y2="3.431cm">
          <text:p/>
        </draw:line>
        <draw:custom-shape draw:style-name="gr3" draw:text-style-name="P3" draw:layer="layout" svg:width="2.432cm" svg:height="2.359cm" svg:x="0.331cm" svg:y="6.647cm">
          <text:p text:style-name="P3"><text:span text:style-name="T1">+</text:span></text:p>
          <text:p text:style-name="P3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879cm" svg:height="1.399cm" svg:x="0.121cm" svg:y="9cm">
          <draw:text-box>
            <text:p><text:span text:style-name="T2">V</text:span><text:span text:style-name="T3">a</text:span></text:p>
          </draw:text-box>
        </draw:frame>
        <draw:custom-shape draw:style-name="gr5" draw:text-style-name="P3" draw:layer="layout" svg:width="4cm" svg:height="1.4cm" svg:x="3.5cm" svg:y="2.7cm">
          <text:p text:style-name="P3"><text:span text:style-name="T1">R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3.9cm" svg:y="11.4cm">
          <text:p text:style-name="P3"><text:span text:style-name="T1">R</text:span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13cm" svg:y="2.7cm">
          <text:p text:style-name="P3"><text:span text:style-name="T1">R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4cm" svg:y="19.9cm">
          <text:p text:style-name="P3"><text:span text:style-name="T1">R</text:span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13.2cm" svg:y="11.4cm">
          <text:p text:style-name="P3"><text:span text:style-name="T1">R</text:span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4cm" svg:height="1.4cm" draw:transform="rotate (1.5707963267949) translate (0.8cm 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4cm" svg:height="1.4cm" draw:transform="rotate (1.5707963267949) translate (9.8cm 9.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cm" svg:height="3.6cm" svg:x="9.1cm" svg:y="14.7cm">
          <text:p text:style-name="P3"><text:span text:style-name="T1">+</text:span></text:p>
          <text:p text:style-name="P3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2.8cm" svg:height="3.6cm" svg:x="17.9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9.3cm" svg:y1="8.603cm" svg:x2="19.3cm" svg:y2="7cm">
          <text:p/>
        </draw:line>
        <draw:frame draw:style-name="gr11" draw:text-style-name="P6" draw:layer="layout" svg:width="4.8cm" svg:height="2.261cm" svg:x="15.3cm" svg:y="8.639cm">
          <draw:text-box>
            <text:p><text:span text:style-name="T1">I</text:span><text:span text:style-name="T4">b</text:span><text:span text:style-name="T5"> = K</text:span><text:span text:style-name="T4">b </text:span><text:span text:style-name="T5">V</text:span><text:span text:style-name="T4">b</text:span></text:p>
            <text:p><text:span text:style-name="T6"/></text:p>
          </draw:text-box>
        </draw:frame>
        <draw:frame draw:style-name="gr12" draw:text-style-name="P7" draw:layer="layout" svg:width="1.5cm" svg:height="1.5cm" svg:x="0.8cm" svg:y="15.6cm">
          <draw:text-box>
            <text:p><text:span text:style-name="T1">R</text:span><text:span text:style-name="T4">6</text:span></text:p>
          </draw:text-box>
        </draw:frame>
        <draw:frame draw:style-name="gr12" draw:text-style-name="P7" draw:layer="layout" svg:width="1.5cm" svg:height="1.5cm" svg:x="9.8cm" svg:y="7.1cm">
          <draw:text-box>
            <text:p><text:span text:style-name="T1">R</text:span><text:span text:style-name="T4">3</text:span></text:p>
          </draw:text-box>
        </draw:frame>
        <draw:frame draw:style-name="gr13" draw:text-style-name="P8" draw:layer="layout" svg:width="3.8cm" svg:height="1.305cm" svg:x="6.7cm" svg:y="17.795cm">
          <draw:text-box>
            <text:p><text:span text:style-name="T1">V</text:span><text:span text:style-name="T4">c</text:span><text:span text:style-name="T5"> = K</text:span><text:span text:style-name="T4">c</text:span><text:span text:style-name="T5"> I</text:span><text:span text:style-name="T4">c</text:span></text:p>
          </draw:text-box>
        </draw:frame>
        <draw:frame draw:style-name="gr14" draw:text-style-name="P9" draw:layer="layout" svg:width="4.2cm" svg:height="3.135cm" svg:x="6cm" svg:y="6.465cm">
          <draw:text-box>
            <text:p><text:span text:style-name="T7"><text:s text:c="17"/></text:span><text:span text:style-name="T1">+</text:span></text:p>
            <text:p><text:span text:style-name="T1"><text:s text:c="9"/></text:span><text:span text:style-name="T2">V</text:span><text:span text:style-name="T3">b</text:span><text:span text:style-name="T2"> </text:span><text:span text:style-name="T1"><text:s text:c="19"/>-</text:span></text:p>
          </draw:text-box>
        </draw:frame>
        <draw:custom-shape draw:style-name="gr3" draw:text-style-name="P3" draw:layer="layout" svg:width="2.432cm" svg:height="2.359cm" svg:x="18.168cm" svg:y="15cm"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9.4cm" svg:y1="16.999cm" svg:x2="19.4cm" svg:y2="15.396cm">
          <text:p/>
        </draw:line>
        <draw:frame draw:style-name="gr15" draw:text-style-name="P4" draw:layer="layout" svg:width="1.3cm" svg:height="1.6cm" svg:x="19.6cm" svg:y="13.7cm">
          <draw:text-box>
            <text:p><text:span text:style-name="T2">I</text:span><text:span text:style-name="T3">d</text:span></text:p>
          </draw:text-box>
        </draw:frame>
        <draw:line draw:style-name="gr10" draw:text-style-name="P2" draw:layer="layout" svg:x1="2.7cm" svg:y1="17.5cm" svg:x2="2.7cm" svg:y2="19.103cm">
          <text:p/>
        </draw:line>
        <draw:frame draw:style-name="gr4" draw:text-style-name="P4" draw:layer="layout" svg:width="1.5cm" svg:height="1.399cm" svg:x="2.8cm" svg:y="17.5cm">
          <draw:text-box>
            <text:p><text:span text:style-name="T2">I</text:span><text:span text:style-name="T3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2:44:50.992265222</meta:creation-date>
    <meta:editing-duration>PT36M30S</meta:editing-duration>
    <meta:editing-cycles>11</meta:editing-cycles>
    <meta:generator>LibreOffice/6.4.6.2$Linux_X86_64 LibreOffice_project/40$Build-2</meta:generator>
    <dc:date>2021-03-13T14:32:16.835862208</dc:date>
    <meta:document-statistic meta:object-count="25"/>
  </office:meta>
</office:document-meta>
</file>